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Tahoma2" svg:font-family="Tahoma"/>
    <style:font-face style:name="Tahoma" svg:font-family="Tahoma, sans-serif"/>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officeooo:paragraph-rsid="000a89fc"/>
    </style:style>
    <style:style style:name="P2" style:family="paragraph" style:parent-style-name="Standard">
      <style:text-properties fo:language="en" fo:country="US" officeooo:paragraph-rsid="000b9e6e"/>
    </style:style>
    <style:style style:name="P3" style:family="paragraph" style:parent-style-name="Standard">
      <style:text-properties fo:language="en" fo:country="US" style:text-underline-style="solid" style:text-underline-width="auto" style:text-underline-color="font-color" officeooo:paragraph-rsid="000a89fc"/>
    </style:style>
    <style:style style:name="P4" style:family="paragraph" style:parent-style-name="Standard">
      <style:text-properties fo:language="en" fo:country="US" style:text-underline-style="solid" style:text-underline-width="auto" style:text-underline-color="font-color" officeooo:paragraph-rsid="000b9e6e"/>
    </style:style>
    <style:style style:name="P5" style:family="paragraph" style:parent-style-name="Standard">
      <style:text-properties fo:language="en" fo:country="US" style:text-underline-style="solid" style:text-underline-width="auto" style:text-underline-color="font-color" officeooo:paragraph-rsid="00150aa0"/>
    </style:style>
    <style:style style:name="P6" style:family="paragraph" style:parent-style-name="Standard">
      <style:text-properties fo:language="en" fo:country="US" fo:font-style="italic" style:text-underline-style="solid" style:text-underline-width="auto" style:text-underline-color="font-color" officeooo:paragraph-rsid="000a89fc" style:font-style-asian="italic" style:font-style-complex="italic"/>
    </style:style>
    <style:style style:name="P7" style:family="paragraph" style:parent-style-name="Standard">
      <style:text-properties fo:language="en" fo:country="US" fo:font-style="italic" style:text-underline-style="solid" style:text-underline-width="auto" style:text-underline-color="font-color" officeooo:paragraph-rsid="0019cdf3" style:font-style-asian="italic" style:font-style-complex="italic"/>
    </style:style>
    <style:style style:name="P8" style:family="paragraph" style:parent-style-name="Standard">
      <style:text-properties fo:language="en" fo:country="US" fo:font-style="italic" style:text-underline-style="solid" style:text-underline-width="auto" style:text-underline-color="font-color" officeooo:paragraph-rsid="001ef217" style:font-style-asian="italic" style:font-style-complex="italic"/>
    </style:style>
    <style:style style:name="P9" style:family="paragraph" style:parent-style-name="Standard">
      <style:text-properties fo:language="en" fo:country="US" fo:font-style="italic" style:text-underline-style="solid" style:text-underline-width="auto" style:text-underline-color="font-color" officeooo:paragraph-rsid="0020391a" style:font-style-asian="italic" style:font-style-complex="italic"/>
    </style:style>
    <style:style style:name="P10" style:family="paragraph" style:parent-style-name="Standard">
      <style:text-properties fo:language="en" fo:country="US" fo:font-style="italic" officeooo:paragraph-rsid="00150aa0" style:font-style-asian="italic" style:font-style-complex="italic"/>
    </style:style>
    <style:style style:name="P11" style:family="paragraph" style:parent-style-name="Standard">
      <style:text-properties fo:language="en" fo:country="US" fo:font-style="italic" style:text-underline-style="none" officeooo:paragraph-rsid="0019cdf3" style:font-style-asian="italic" style:font-style-complex="italic"/>
    </style:style>
    <style:style style:name="P12" style:family="paragraph" style:parent-style-name="Standard">
      <style:text-properties fo:language="en" fo:country="US" fo:font-style="normal" style:text-underline-style="solid" style:text-underline-width="auto" style:text-underline-color="font-color" officeooo:paragraph-rsid="0019cdf3" style:font-style-asian="normal" style:font-style-complex="normal"/>
    </style:style>
    <style:style style:name="P13" style:family="paragraph" style:parent-style-name="Standard">
      <style:text-properties fo:language="en" fo:country="US" fo:font-style="normal" style:text-underline-style="solid" style:text-underline-width="auto" style:text-underline-color="font-color" fo:font-weight="bold" officeooo:paragraph-rsid="0020de53" style:font-style-asian="normal" style:font-weight-asian="bold" style:font-style-complex="normal" style:font-weight-complex="bold"/>
    </style:style>
    <style:style style:name="P14" style:family="paragraph" style:parent-style-name="Standard">
      <style:text-properties fo:language="en" fo:country="US" fo:font-style="normal" style:text-underline-style="none" officeooo:paragraph-rsid="0019cdf3" style:font-style-asian="normal" style:font-style-complex="normal"/>
    </style:style>
    <style:style style:name="P15" style:family="paragraph" style:parent-style-name="Standard">
      <style:text-properties fo:language="en" fo:country="US" fo:font-style="normal" style:text-underline-style="none" officeooo:paragraph-rsid="001ef217" style:font-style-asian="normal" style:font-style-complex="normal"/>
    </style:style>
    <style:style style:name="P16" style:family="paragraph" style:parent-style-name="Standard">
      <style:text-properties fo:language="en" fo:country="US" fo:font-style="normal" style:text-underline-style="none" officeooo:paragraph-rsid="0020391a" style:font-style-asian="normal" style:font-style-complex="normal"/>
    </style:style>
    <style:style style:name="P17" style:family="paragraph" style:parent-style-name="Standard">
      <style:text-properties fo:language="en" fo:country="US" fo:font-style="normal" style:text-underline-style="none" officeooo:paragraph-rsid="0020de53" style:font-style-asian="normal" style:font-style-complex="normal"/>
    </style:style>
    <style:style style:name="P18" style:family="paragraph" style:parent-style-name="Standard">
      <style:text-properties fo:language="en" fo:country="US" fo:font-style="normal" style:text-underline-style="none" fo:font-weight="normal" officeooo:paragraph-rsid="0020de53" style:font-style-asian="normal" style:font-weight-asian="normal" style:font-style-complex="normal" style:font-weight-complex="normal"/>
    </style:style>
    <style:style style:name="P19" style:family="paragraph" style:parent-style-name="Standard">
      <style:text-properties fo:language="en" fo:country="US" fo:font-style="normal" style:text-underline-style="none" fo:font-weight="normal" officeooo:paragraph-rsid="00220611" style:font-style-asian="normal" style:font-weight-asian="normal" style:font-style-complex="normal" style:font-weight-complex="normal"/>
    </style:style>
    <style:style style:name="P20" style:family="paragraph" style:parent-style-name="Standard">
      <style:text-properties fo:language="en" fo:country="US" fo:font-style="normal" style:text-underline-style="none" fo:font-weight="normal" officeooo:paragraph-rsid="00234c66" style:font-style-asian="normal" style:font-weight-asian="normal" style:font-style-complex="normal" style:font-weight-complex="normal"/>
    </style:style>
    <style:style style:name="P21" style:family="paragraph" style:parent-style-name="Standard">
      <style:text-properties fo:language="en" fo:country="US" officeooo:paragraph-rsid="00150aa0"/>
    </style:style>
    <style:style style:name="P22" style:family="paragraph" style:parent-style-name="Standard">
      <style:text-properties officeooo:paragraph-rsid="0020de53"/>
    </style:style>
    <style:style style:name="P23" style:family="paragraph" style:parent-style-name="Standard">
      <style:text-properties fo:font-size="18pt" fo:language="en" fo:country="US" fo:font-style="italic" style:text-underline-style="solid" style:text-underline-width="auto" style:text-underline-color="font-color" fo:font-weight="bold" officeooo:paragraph-rsid="0024d82d" style:font-size-asian="18pt" style:font-style-asian="italic" style:font-weight-asian="bold" style:font-size-complex="18pt" style:font-style-complex="italic" style:font-weight-complex="bold"/>
    </style:style>
    <style:style style:name="P24" style:family="paragraph" style:parent-style-name="Text_20_body">
      <style:text-properties officeooo:paragraph-rsid="0010f76e"/>
    </style:style>
    <style:style style:name="P25" style:family="paragraph" style:parent-style-name="Text_20_body">
      <style:text-properties officeooo:paragraph-rsid="0012717f"/>
    </style:style>
    <style:style style:name="P26" style:family="paragraph" style:parent-style-name="Text_20_body">
      <style:text-properties officeooo:paragraph-rsid="00128d4d"/>
    </style:style>
    <style:style style:name="P27" style:family="paragraph" style:parent-style-name="Text_20_body">
      <style:text-properties officeooo:paragraph-rsid="001334c0"/>
    </style:style>
    <style:style style:name="P28" style:family="paragraph" style:parent-style-name="Text_20_body">
      <style:text-properties officeooo:paragraph-rsid="00150aa0"/>
    </style:style>
    <style:style style:name="P29" style:family="paragraph" style:parent-style-name="Text_20_body">
      <style:text-properties officeooo:paragraph-rsid="0019cdf3"/>
    </style:style>
    <style:style style:name="P30" style:family="paragraph" style:parent-style-name="Text_20_body">
      <style:text-properties officeooo:paragraph-rsid="001b09d0"/>
    </style:style>
    <style:style style:name="P31" style:family="paragraph" style:parent-style-name="Text_20_body">
      <style:text-properties officeooo:paragraph-rsid="001ef217"/>
    </style:style>
    <style:style style:name="P32" style:family="paragraph" style:parent-style-name="Text_20_body">
      <style:text-properties style:font-name="Tahoma" fo:font-size="10pt"/>
    </style:style>
    <style:style style:name="P33" style:family="paragraph" style:parent-style-name="Text_20_body">
      <style:text-properties fo:font-weight="bold"/>
    </style:style>
    <style:style style:name="P34" style:family="paragraph" style:parent-style-name="Text_20_body">
      <style:paragraph-properties fo:margin-top="0cm" fo:margin-bottom="0.423cm" style:contextual-spacing="false"/>
    </style:style>
    <style:style style:name="P35" style:family="paragraph" style:parent-style-name="Heading_20_1">
      <style:text-properties officeooo:paragraph-rsid="000f19a7"/>
    </style:style>
    <style:style style:name="P36" style:family="paragraph" style:parent-style-name="Heading_20_2">
      <style:text-properties officeooo:paragraph-rsid="0012717f"/>
    </style:style>
    <style:style style:name="P37" style:family="paragraph" style:parent-style-name="Heading_20_2">
      <style:text-properties officeooo:paragraph-rsid="00128d4d"/>
    </style:style>
    <style:style style:name="P38" style:family="paragraph" style:parent-style-name="Horizontal_20_Line">
      <style:paragraph-properties fo:text-align="center" style:justify-single-word="false" style:border-line-width-bottom="0.018cm 0.018cm 0.018cm" fo:padding="0cm" fo:border-left="none" fo:border-right="none" fo:border-top="none" fo:border-bottom="1.5pt double #808080"/>
    </style:style>
    <style:style style:name="T1" style:family="text">
      <style:text-properties officeooo:rsid="000a89fc"/>
    </style:style>
    <style:style style:name="T2" style:family="text">
      <style:text-properties officeooo:rsid="000b9e6e"/>
    </style:style>
    <style:style style:name="T3" style:family="text">
      <style:text-properties officeooo:rsid="000db3b3"/>
    </style:style>
    <style:style style:name="T4" style:family="text">
      <style:text-properties officeooo:rsid="000f19a7"/>
    </style:style>
    <style:style style:name="T5" style:family="text">
      <style:text-properties officeooo:rsid="001022bd"/>
    </style:style>
    <style:style style:name="T6" style:family="text">
      <style:text-properties officeooo:rsid="0010f76e"/>
    </style:style>
    <style:style style:name="T7" style:family="text">
      <style:text-properties fo:language="en" fo:country="US" fo:font-style="normal" style:text-underline-style="solid" style:text-underline-width="auto" style:text-underline-color="font-color" fo:font-weight="bold" officeooo:rsid="0020de53" style:font-style-asian="normal" style:font-weight-asian="bold" style:font-style-complex="normal" style:font-weight-complex="bold"/>
    </style:style>
    <style:style style:name="T8" style:family="text">
      <style:text-properties officeooo:rsid="0012717f"/>
    </style:style>
    <style:style style:name="T9" style:family="text">
      <style:text-properties officeooo:rsid="00128d4d"/>
    </style:style>
    <style:style style:name="T10" style:family="text">
      <style:text-properties officeooo:rsid="001334c0"/>
    </style:style>
    <style:style style:name="T11" style:family="text">
      <style:text-properties officeooo:rsid="00150aa0"/>
    </style:style>
    <style:style style:name="T12" style:family="text">
      <style:text-properties officeooo:rsid="0015e18a"/>
    </style:style>
    <style:style style:name="T13" style:family="text">
      <style:text-properties officeooo:rsid="00179fb2"/>
    </style:style>
    <style:style style:name="T14" style:family="text">
      <style:text-properties fo:font-style="normal" officeooo:rsid="0020de53" style:font-style-asian="normal" style:font-style-complex="normal"/>
    </style:style>
    <style:style style:name="T15" style:family="text">
      <style:text-properties officeooo:rsid="00180c77"/>
    </style:style>
    <style:style style:name="T16" style:family="text">
      <style:text-properties officeooo:rsid="0019cdf3"/>
    </style:style>
    <style:style style:name="T17" style:family="text">
      <style:text-properties officeooo:rsid="001a119b"/>
    </style:style>
    <style:style style:name="T18" style:family="text">
      <style:text-properties officeooo:rsid="001ef217"/>
    </style:style>
    <style:style style:name="T19" style:family="text">
      <style:text-properties fo:font-weight="bold"/>
    </style:style>
    <style:style style:name="T20" style:family="text">
      <style:text-properties style:text-underline-style="solid" style:text-underline-width="auto" style:text-underline-color="font-color" fo:font-weight="bold" officeooo:rsid="00179fb2" style:font-weight-asian="bold" style:font-weight-complex="bold"/>
    </style:style>
    <style:style style:name="T21" style:family="text">
      <style:text-properties style:text-underline-style="solid" style:text-underline-width="auto" style:text-underline-color="font-color" fo:font-weight="bold" officeooo:rsid="001ef217" style:font-weight-asian="bold" style:font-weight-complex="bold"/>
    </style:style>
    <style:style style:name="T22" style:family="text">
      <style:text-properties style:text-underline-style="solid" style:text-underline-width="auto" style:text-underline-color="font-color" fo:font-weight="bold" officeooo:rsid="0020391a" style:font-weight-asian="bold" style:font-weight-complex="bold"/>
    </style:style>
    <style:style style:name="T23" style:family="text">
      <style:text-properties style:text-underline-style="solid" style:text-underline-width="auto" style:text-underline-color="font-color" fo:font-weight="bold" officeooo:rsid="0020de53" style:font-weight-asian="bold" style:font-weight-complex="bold"/>
    </style:style>
    <style:style style:name="T24" style:family="text">
      <style:text-properties officeooo:rsid="0020391a"/>
    </style:style>
    <style:style style:name="T25" style:family="text">
      <style:text-properties officeooo:rsid="0020de53"/>
    </style:style>
    <style:style style:name="T26" style:family="text">
      <style:text-properties officeooo:rsid="00220611"/>
    </style:style>
    <style:style style:name="T27" style:family="text">
      <style:text-properties officeooo:rsid="002213f3"/>
    </style:style>
    <style:style style:name="T28" style:family="text">
      <style:text-properties style:text-underline-style="none" officeooo:rsid="0020de53"/>
    </style:style>
    <style:style style:name="T29" style:family="text">
      <style:text-properties style:text-underline-style="none" officeooo:rsid="002213f3"/>
    </style:style>
    <style:style style:name="T30" style:family="text">
      <style:text-properties style:text-underline-style="none" fo:font-weight="normal" officeooo:rsid="0020de53" style:font-weight-asian="normal" style:font-weight-complex="normal"/>
    </style:style>
    <style:style style:name="T31" style:family="text">
      <style:text-properties style:text-underline-style="none" fo:font-weight="normal" officeooo:rsid="002213f3" style:font-weight-asian="normal" style:font-weight-complex="normal"/>
    </style:style>
    <style:style style:name="T32" style:family="text">
      <style:text-properties fo:color="#000000" style:font-name="Times New Roman1" fo:font-size="12pt" officeooo:rsid="0020de53"/>
    </style:style>
    <style:style style:name="T33" style:family="text">
      <style:text-properties officeooo:rsid="00234c66"/>
    </style:style>
    <style:style style:name="T34" style:family="text">
      <style:text-properties style:font-name="Tahoma" fo:font-size="10pt"/>
    </style:style>
    <style:style style:name="T35" style:family="text">
      <style:text-properties style:font-name="Tahoma" fo:font-size="10pt" fo:font-weight="bold"/>
    </style:style>
    <style:style style:name="T36" style:family="text">
      <style:text-properties fo:color="#1f497d"/>
    </style:style>
    <style:style style:name="T37" style:family="text">
      <style:text-properties officeooo:rsid="0024d8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span text:style-name="T4">The frameworks</text:span></text:h>
      <text:h text:style-name="P37" text:outline-level="2"><text:span text:style-name="T1">Mobile Side</text:span></text:h>
      <text:p text:style-name="P26"><text:span text:style-name="T1"/></text:p>
      <text:p text:style-name="P27"><text:span text:style-name="T10">We take the part to use Sencha Touch 2 to use a common library on mobile and desktop side.</text:span></text:p>
      <text:p text:style-name="P27"><text:span text:style-name="T10"/></text:p>
      <text:p text:style-name="P7"><text:span text:style-name="T1">On August 2014 the current </text:span><text:span text:style-name="T2">other</text:span><text:span text:style-name="T1"> knows tools are:</text:span></text:p>
      <text:p text:style-name="P7"><text:span text:style-name="T1"/></text:p>
      <text:p text:style-name="P12"><text:span text:style-name="T16">mobile web:</text:span></text:p>
      <text:p text:style-name="P14"><text:span text:style-name="T16">JqueryMobile </text:span><text:span text:style-name="T17">(very current with backbone)</text:span></text:p>
      <text:p text:style-name="P11"><text:span text:style-name="T16"/></text:p>
      <text:p text:style-name="P12"><text:span text:style-name="T16">Hybrid Applications:</text:span></text:p>
      <text:p text:style-name="P14"><text:span text:style-name="T16">PhoneGap / Cordova</text:span></text:p>
      <text:p text:style-name="P14"><text:span text:style-name="T16">Titanium</text:span></text:p>
      <text:p text:style-name="P14"><text:span text:style-name="T16"/></text:p>
      <text:p text:style-name="P12"><text:span text:style-name="T16">Responsive Web Designs Layout:</text:span></text:p>
      <text:p text:style-name="P14"><text:span text:style-name="T16">Boostrap</text:span></text:p>
      <text:p text:style-name="P14"><text:span text:style-name="T16">Foundation</text:span></text:p>
      <text:h text:style-name="Heading_20_2" text:outline-level="2"><text:span text:style-name="T9">Desktop</text:span><text:span text:style-name="T1"> Side</text:span></text:h>
      <text:p text:style-name="P1"><text:span text:style-name="T1"/></text:p>
      <text:p text:style-name="P1"><text:span text:style-name="T1">We take the part to </text:span><text:span text:style-name="T3">continue to </text:span><text:span text:style-name="T1">use the Sencha ExtJs </text:span><text:span text:style-name="T3">5 </text:span><text:span text:style-name="T1">framework to have only one framework covering the current needs:</text:span></text:p>
      <text:p text:style-name="P1"><text:span text:style-name="T1">- Cross Browsing</text:span></text:p>
      <text:p text:style-name="P1"><text:span text:style-name="T1">- Widgets</text:span></text:p>
      <text:p text:style-name="P1"><text:span text:style-name="T1">- MVC design pattern</text:span></text:p>
      <text:p text:style-name="P1"><text:span text:style-name="T1">- Template of view</text:span></text:p>
      <text:p text:style-name="P1"><text:span text:style-name="T1">- AMD (</text:span><text:span text:style-name="T15">Asynchronous</text:span><text:span text:style-name="T1"> Module Definition) modules</text:span></text:p>
      <text:p text:style-name="P21"><text:span text:style-name="T11">- Drawing and animation</text:span></text:p>
      <text:p text:style-name="P1"><text:span text:style-name="T1"/></text:p>
      <text:p text:style-name="P6"><text:span text:style-name="T1">On Augus</text:span><text:span text:style-name="T1">t 2014 the current </text:span><text:span text:style-name="T2">other</text:span><text:span text:style-name="T1"> knows tools are:</text:span></text:p>
      <text:p text:style-name="P1"><text:span text:style-name="T1"/></text:p>
      <text:p text:style-name="P3"><text:span text:style-name="T1">Widgets:</text:span></text:p>
      <text:p text:style-name="P1"><text:span text:style-name="T1">Kendo UI</text:span></text:p>
      <text:p text:style-name="P1"><text:span text:style-name="T1">Closure library</text:span></text:p>
      <text:p text:style-name="P1"><text:span text:style-name="T1">YUI widgets</text:span></text:p>
      <text:p text:style-name="P1"><text:span text:style-name="T1">JqueryUI (good compromises)</text:span></text:p>
      <text:p text:style-name="P1"><text:span text:style-name="T1">dojo (digit)</text:span></text:p>
      <text:p text:style-name="P1"><text:span text:style-name="T1"/></text:p>
      <text:p text:style-name="P4"><text:span text:style-name="T2">MVC:</text:span></text:p>
      <text:p text:style-name="P2"><text:span text:style-name="T2">Angular (impose a structured code)</text:span></text:p>
      <text:p text:style-name="P2"><text:span text:style-name="T2">backbone (doesn't impose a structured code, need of underscore and jquery libraries)</text:span></text:p>
      <text:p text:style-name="P1"><text:span text:style-name="T1"/></text:p>
      <text:p text:style-name="P4"><text:span text:style-name="T2">Templates:</text:span></text:p>
      <text:p text:style-name="P2"><text:span text:style-name="T2">Mustache</text:span></text:p>
      <text:p text:style-name="P2"><text:span text:style-name="T2">jade</text:span></text:p>
      <text:p text:style-name="P2"><text:span text:style-name="T2">handlebars</text:span></text:p>
      <text:p text:style-name="P2"><text:span text:style-name="T2"/></text:p>
      <text:p text:style-name="P4"><text:soft-page-break/><text:span text:style-name="T2">AMD modules:</text:span></text:p>
      <text:p text:style-name="P2"><text:span text:style-name="T2">Require.js (most use)</text:span></text:p>
      <text:p text:style-name="P2"><text:span text:style-name="T2">commonJS</text:span></text:p>
      <text:p text:style-name="P2"><text:span text:style-name="T2">Browserify</text:span></text:p>
      <text:p text:style-name="P2"><text:span text:style-name="T2"/></text:p>
      <text:p text:style-name="P5"><text:span text:style-name="T11">Drawing and animation:</text:span></text:p>
      <text:p text:style-name="P10"><text:span text:style-name="T11">html5 canvas and svg:</text:span></text:p>
      <text:p text:style-name="P21"><text:span text:style-name="T11">D3JC</text:span></text:p>
      <text:p text:style-name="P21"><text:span text:style-name="T11">Processing</text:span></text:p>
      <text:p text:style-name="P21"><text:span text:style-name="T11">Dojo charts</text:span></text:p>
      <text:p text:style-name="P21"><text:span text:style-name="T11">chart.js</text:span></text:p>
      <text:p text:style-name="P21"><text:span text:style-name="T11">Box2Djs</text:span></text:p>
      <text:p text:style-name="P21"><text:span text:style-name="T11">enchant.js</text:span></text:p>
      <text:p text:style-name="P21"><text:span text:style-name="T11"/></text:p>
      <text:p text:style-name="P10"><text:span text:style-name="T11">webGL:</text:span></text:p>
      <text:p text:style-name="P21"><text:span text:style-name="T11">Three.js</text:span></text:p>
      <text:p text:style-name="P21"><text:span text:style-name="T11">babylonJS</text:span></text:p>
      <text:h text:style-name="Heading_20_2" text:outline-level="2"><text:span text:style-name="T1">Server Side</text:span></text:h>
      <text:p text:style-name="P28"><text:span text:style-name="T1"/></text:p>
      <text:p text:style-name="P28"><text:span text:style-name="T11">Node.js, express, socket.IO?</text:span></text:p>
      <text:p text:style-name="Text_20_body"/>
      <text:h text:style-name="Heading_20_1" text:outline-level="1"><text:span text:style-name="T5">The databases</text:span></text:h>
      <text:h text:style-name="P37" text:outline-level="2"><text:span text:style-name="T1">Mobile Side</text:span></text:h>
      <text:p text:style-name="Text_20_body">Sqlite</text:p>
      <text:p text:style-name="P30"><text:span text:style-name="T11">Nosql mongodb?</text:span></text:p>
      <text:h text:style-name="P37" text:outline-level="2"><text:span text:style-name="T9">Desktop</text:span><text:span text:style-name="T1"> Side</text:span></text:h>
      <text:p text:style-name="P25"><text:span text:style-name="T8">S</text:span><text:span text:style-name="T6">qlite</text:span></text:p>
      <text:p text:style-name="P28"><text:span text:style-name="T11">Nosql mongodb?</text:span></text:p>
      <text:h text:style-name="P36" text:outline-level="2"><text:span text:style-name="T1">Server Side</text:span></text:h>
      <text:p text:style-name="P24"><text:span text:style-name="T6">Postgresql</text:span></text:p>
      <text:p text:style-name="P24"><text:span text:style-name="T6"/></text:p>
      <text:h text:style-name="Heading_20_1" text:outline-level="1"><text:span text:style-name="T12">The development tools</text:span></text:h>
      <text:p text:style-name="P29"><text:span text:style-name="T20">Version control system: </text:span><text:span text:style-name="T13">Git</text:span></text:p>
      <text:p text:style-name="P29"><text:span text:style-name="T13"/></text:p>
      <text:p text:style-name="P31"><text:span text:style-name="T21">Mignification:</text:span><text:span text:style-name="T18"> sencha CMD</text:span></text:p>
      <text:p text:style-name="P8"><text:span text:style-name="T1">On August 2014 the current </text:span><text:span text:style-name="T2">other</text:span><text:span text:style-name="T1"> knows tools are:</text:span></text:p>
      <text:p text:style-name="P15"><text:span text:style-name="T18">Uglify (most use)</text:span></text:p>
      <text:p text:style-name="P31"><text:span text:style-name="T18">ShrinkSafe</text:span></text:p>
      <text:p text:style-name="P31"><text:soft-page-break/><text:span text:style-name="T18">Jsmin</text:span></text:p>
      <text:p text:style-name="P31"><text:span text:style-name="T18">ClosureCompiler (google, difficult to parameter but has a good compression)</text:span></text:p>
      <text:p text:style-name="P31"><text:span text:style-name="T18"/></text:p>
      <text:p text:style-name="P31"><text:span text:style-name="T22">Code q</text:span><text:span text:style-name="T21">uality:</text:span><text:span text:style-name="T18"> ?</text:span></text:p>
      <text:p text:style-name="P8"><text:span text:style-name="T1">On August 2014 the current </text:span><text:span text:style-name="T2">other</text:span><text:span text:style-name="T1"> knows tools are:</text:span></text:p>
      <text:p text:style-name="P15"><text:span text:style-name="T18">jsHint</text:span></text:p>
      <text:p text:style-name="P15"><text:span text:style-name="T18">Jslint</text:span></text:p>
      <text:p text:style-name="P15"><text:span text:style-name="T18"/></text:p>
      <text:p text:style-name="P16"><text:span text:style-name="T22">Productivity:</text:span><text:span text:style-name="T24"> ?</text:span></text:p>
      <text:p text:style-name="P9"><text:span text:style-name="T1">On August 2014 the current </text:span><text:span text:style-name="T2">other</text:span><text:span text:style-name="T1"> knows tools are:</text:span></text:p>
      <text:p text:style-name="P16"><text:span text:style-name="T24">Yo (Yeoman)</text:span></text:p>
      <text:p text:style-name="P16"><text:span text:style-name="T24">Grunt</text:span></text:p>
      <text:p text:style-name="P16"><text:span text:style-name="T24">Gulp</text:span></text:p>
      <text:p text:style-name="P16"><text:span text:style-name="T24">Bower (client side most used)</text:span></text:p>
      <text:p text:style-name="P16"><text:span text:style-name="T24">npm (used by node)</text:span></text:p>
      <text:p text:style-name="P16"><text:span text:style-name="T23"/></text:p>
      <text:p text:style-name="P13"><text:span text:style-name="T25">Unitary tests:</text:span><text:span text:style-name="T30"> </text:span><text:span text:style-name="T31">Jasmine</text:span></text:p>
      <text:p text:style-name="P17"><text:span text:style-name="T25">Qunit (Junit)</text:span></text:p>
      <text:p text:style-name="P17"><text:span text:style-name="T25">Mocha</text:span></text:p>
      <text:p text:style-name="P17"><text:span text:style-name="T25">Jasmine</text:span></text:p>
      <text:p text:style-name="P17"><text:span text:style-name="T25"/></text:p>
      <text:p text:style-name="P22"><text:span text:style-name="T7">Interface tests: </text:span><text:span text:style-name="T32">Casper </text:span></text:p>
      <text:p text:style-name="P17"><text:span text:style-name="T25">Siesta</text:span></text:p>
      <text:p text:style-name="P17"><text:span text:style-name="T25">Phantom.js</text:span></text:p>
      <text:p text:style-name="P17"><text:span text:style-name="T25">CasperJS</text:span></text:p>
      <text:p text:style-name="P17"><text:span text:style-name="T25"/></text:p>
      <text:p text:style-name="P22"><text:span text:style-name="T7">Mock library: </text:span><text:span text:style-name="T32">Jasmine</text:span></text:p>
      <text:p text:style-name="P17"><text:span text:style-name="T25">sinon.js</text:span></text:p>
      <text:p text:style-name="P17"><text:span text:style-name="T25">jsMockito</text:span></text:p>
      <text:p text:style-name="P17"><text:span text:style-name="T25"/></text:p>
      <text:p text:style-name="P22"><text:span text:style-name="T7">Test automation: </text:span><text:span text:style-name="T32">Karma ---- xml xunit----&gt; jenkins </text:span></text:p>
      <text:p text:style-name="P18"><text:span text:style-name="T25">Karma</text:span></text:p>
      <text:p text:style-name="P18"><text:span text:style-name="T25">TestDriver</text:span></text:p>
      <text:p text:style-name="P19"><text:span text:style-name="T26">Jenkins</text:span></text:p>
      <text:p text:style-name="P19"><text:span text:style-name="T26"/></text:p>
      <text:p text:style-name="P23"><text:span text:style-name="T33">Choice details </text:span><text:span text:style-name="T37">for </text:span><text:span text:style-name="T14">Unitary tests, Interface tests, Mock library, Test automation</text:span><text:span text:style-name="T33">:</text:span></text:p>
      <text:p text:style-name="Text_20_body"><text:span text:style-name="T36"> </text:span></text:p>
      <text:p text:style-name="Text_20_body"><text:bookmark text:name="_MailOriginal"/><text:span text:style-name="T35">De :</text:span> <text:span text:style-name="T34">Paul-Emmanuel Gautreau [mailto:paul-emmanuel.gautreau@ign.fr] <text:line-break/></text:span><text:span text:style-name="T35">Envoyé :</text:span><text:span text:style-name="T34"> mercredi 30 juillet 2014 17:02<text:line-break/></text:span><text:span text:style-name="T35">À :</text:span><text:span text:style-name="T34"> Sylvain Galopin<text:line-break/></text:span><text:span text:style-name="T35">Cc :</text:span><text:span text:style-name="T34"> Florent Bourcier; Benoit Pesty<text:line-break/></text:span><text:span text:style-name="T35">Objet :</text:span><text:span text:style-name="T34"> Re: RE : tests unitaires</text:span></text:p>
      <text:p text:style-name="Text_20_body"> </text:p>
      <text:p text:style-name="Text_20_body">Bonjour, <text:line-break/><text:line-break/>- Mocha est moins bien documenté que jasmine.<text:line-break/><text:line-break/>- La gestion de l'asynchronisme existe dans jasmine mais est plus complexe que dans mocha.<text:line-break/><text:soft-page-break/><text:line-break/>- Mocha n'a pas d'extensions extjs.<text:line-break/><text:line-break/>- L'extension jasmine-sencha place jasmine au niveau des classes Ext JS pour éviter de tester la lib elle-même :</text:p>
      <text:p text:style-name="Text_20_body"><text:span text:style-name="Strong_20_Emphasis">"jasmine-sencha</text:span> is a tiny adaptor that tweaks <text:a xlink:type="simple" xlink:href="http://pivotal.github.io/jasmine/">Jasmine</text:a>'s "pretty print" format() method to make it aware of the Sencha Touch and Ext JS class system. Without this adaptor, Jasmine will treat Sencha Touch and Ext JS class instances as deeply nested Objects and attempt to recursively traverse and format all of their instance properties. This produces unnecessarily verbose assertion messages that will cause tests to run very slowly."--&gt; <text:a xlink:type="simple" xlink:href="https://www.npmjs.org/package/jasmine-sencha">https://www.npmjs.org/package/jasmine-sencha</text:a></text:p>
      <text:p text:style-name="Text_20_body">Une autre extension pour ça : <text:span text:style-name="T19">ext spec</text:span> --&gt; <text:a xlink:type="simple" xlink:href="https://market.sencha.com/extensions/ext-spec/">https://market.sencha.com/extensions/ext-spec/</text:a></text:p>
      <text:p text:style-name="Text_20_body">- La communauté sencha utilise plutôt jasmine, sencha le recommande sur les forums.</text:p>
      <text:p text:style-name="Text_20_body">- L'asynchronisme est bien supporté depuis la v2 de jasmine (<text:a xlink:type="simple" xlink:href="http://jasmine.github.io/2.0/introduction.html">http://jasmine.github.io/2.0/introduction.html</text:a>), après je ne sais pas quelle version a été testée dans le comparatif que tu m'as indiqué.</text:p>
      <text:p text:style-name="Text_20_body">- Pour les tests ui, on verra plus tard mais rien ne nous empêchera d'utiliser casper qui a été éprouvé et approuvé par nos collègues du GPU.</text:p>
      <text:p text:style-name="Text_20_body">- Karma pourra être utile pour l'automatisation en chaîne des tests sur plusieurs navigateur.</text:p>
      <text:p text:style-name="Text_20_body"><text:span text:style-name="T19">==&gt;<text:line-break/>Test unitaire / Test UI / Runner / Mock :</text:span><text:line-break/>Jasmine / Casper / Karma ---- xml xunit----&gt; jenkins / Jasmine ?</text:p>
      <text:p text:style-name="Text_20_body"><text:line-break/>Cordialement,<text:line-break/>PE<text:line-break/><text:line-break/><text:line-break/>Le 29/07/2014 21:38, Sylvain Galopin a écrit :</text:p>
      <text:p text:style-name="P32">Salut PE,</text:p>
      <text:p text:style-name="P32"><text:line-break/>  </text:p>
      <text:p text:style-name="P32">OK cool merci pour ce point complet! Bon travail comme toujours! ;-)</text:p>
      <text:p text:style-name="Text_20_body"> </text:p>
      <text:p text:style-name="P32">Je suis entièrement d'accord qu'il faut faire une distinction test unitaire/test d'interface.</text:p>
      <text:p text:style-name="P32">L'application devenant principalement un client lourd, il est plus que nécessaire de faire des tests unitaires côté client (javascript).</text:p>
      <text:p text:style-name="P32">On verra les tests d'interface dans un deuxième temps. Mais il est bien de les garder à l'esprit pour notre choix.</text:p>
      <text:p text:style-name="Text_20_body"> </text:p>
      <text:p text:style-name="P32">Suite à la lecture de cet article:</text:p>
      <text:p text:style-name="Text_20_body"><text:a xlink:type="simple" xlink:href="http://www.techtalkdc.com/which-javascript-test-library-should-you-use-qunit-vs-jasmine-vs-mocha/" office:target-frame-name="_blank" xlink:show="new"><text:span text:style-name="T34">http://www.techtalkdc.com/which-javascript-test-library-should-you-use-qunit-vs-jasmine-vs-mocha/</text:span></text:a></text:p>
      <text:p text:style-name="P32">Mocha semble être ce qu'il nous faut, Car nous devons absolument pourvoir tester des fonctions asynchrones.</text:p>
      <text:p text:style-name="Text_20_body"> </text:p>
      <text:p text:style-name="P32">A la lecture de cette phrase dans l'article:</text:p>
      <text:p text:style-name="Text_20_body"><text:soft-page-break/> </text:p>
      <text:p text:style-name="P32">Its API is rather similar to that of Jasmine’s, with a bit of syntactic sugar added to make it more conductive to a wider range of scenarios, such as BDD</text:p>
      <text:p text:style-name="Text_20_body"> </text:p>
      <text:p text:style-name="P32">Je pense que mocha est un jasmine++.</text:p>
      <text:p text:style-name="P32">L'article précise également qu'il existe des plugins Jenkins pour jasmine et mocha.</text:p>
      <text:p text:style-name="Text_20_body"> </text:p>
      <text:p text:style-name="Text_20_body"><text:span text:style-name="T34">Que fait l'e</text:span>xtension jasmine pour les tests sur ExtJS? Gère-t-elle l'asynchronisme?</text:p>
      <text:p text:style-name="Text_20_body"> </text:p>
      <text:p text:style-name="P32">Je propose donc pour le moment de creuser les pistes:</text:p>
      <text:p text:style-name="P33">Test unitaire / Test UI / Runner / Mock:</text:p>
      <text:p text:style-name="Text_20_body">1 -&gt; Mocha / Mocha / Jenkins / Mocha (existe-t-il un plugin Extjs?)</text:p>
      <text:p text:style-name="Text_20_body"><text:span text:style-name="T34">2 -&gt; </text:span>Jasmine / Jasmine / Jenkins / Jasmine (Si plugin Extjs gère les fonctions asynchrones)</text:p>
      <text:p text:style-name="Text_20_body">La communauté Extjs recommande lequel?</text:p>
      <text:p text:style-name="Text_20_body"> </text:p>
      <text:p text:style-name="Text_20_body">Voila, Voila.</text:p>
      <text:p text:style-name="Text_20_body">Je mets Benoit qui est de bon conseil pour ce genre de truc dans la boucle et Florent qui va travailler avec nous.</text:p>
      <text:p text:style-name="Text_20_body">@+</text:p>
      <text:p text:style-name="Text_20_body"> </text:p>
      <text:p text:style-name="Text_20_body"> </text:p>
      <text:p text:style-name="P38"/>
      <text:p text:style-name="P34"><text:span text:style-name="T35">De :</text:span> <text:span text:style-name="T34">Paul-Emmanuel Gautreau [</text:span><text:a xlink:type="simple" xlink:href="mailto:paul-emmanuel.gautreau@ign.fr"><text:span text:style-name="T34">paul-emmanuel.gautreau@ign.fr</text:span></text:a><text:span text:style-name="T34">]<text:line-break/></text:span><text:span text:style-name="T35">Date d'envoi :</text:span><text:span text:style-name="T34"> mardi 29 juillet 2014 14:48<text:line-break/></text:span><text:span text:style-name="T35">À :</text:span><text:span text:style-name="T34"> Sylvain Galopin<text:line-break/></text:span><text:span text:style-name="T35">Objet :</text:span><text:span text:style-name="T34"> tests unitaires</text:span></text:p>
      <text:p text:style-name="P34">Salut,<text:line-break/><text:line-break/>Je pense qu'il faut distinguer les tests unitaires et les tests d'interface, qui vont juste simuler la navigation sur l'appli. Je me demande si dans le cas d'ogam il y a vraiment besoin, côté javascript, de faire des tests unitaires. Il suffit de tester l'affichage des composants et la soumission des formulaires.<text:line-break/><text:line-break/>Voici les outils que tu m'as demandé d'évaluer et les commentaires que j'en fait : <text:line-break/><text:line-break/><text:span text:style-name="T19">TESTS UNITAIRES ET/OU D'INTERFACE : </text:span><text:line-break/>- <text:span text:style-name="T19">phantomJS</text:span> : doit plutôt être considéré comme un navigateur, présentant l'avantage d'être sans interface graphique et de tester en même temps sur firefox, chrome et opera. Permet de télécharger des ressources, générer des screenshots... Difficilement utilisable en stand-alone pour faire les tests.<text:line-break/>- <text:span text:style-name="T19">casperJS</text:span> : une surcouche de phantomJS permettant réellement de tester, en simulant la navigation sur l'appli, soumettant des formulaires assez facilement. --&gt; IL S'AGIT DE TEST D'INTERFACE EN SOMME<text:line-break/>- <text:span text:style-name="T19">siesta </text:span>: payant (2000 $ les cinq licences) et très orienté ExtJS --&gt; TEST D'INTERFACE<text:line-break/>- <text:span text:style-name="T19">qunit </text:span>: là ça permet de vraiment faire du test unitaire mais est-ce utile pour le js ?<text:line-break/><text:soft-page-break/>- <text:span text:style-name="T19">mocha </text:span>: test unitaire<text:line-break/>- <text:span text:style-name="T19">jasmine </text:span>: test unitaire<text:line-break/>==&gt; les trois derniers se valent je pense, difficile à comparer comme ça. Mais on peut tout de même souligner que sinonJS (mock) possède une extension pour qunit, que qunit permet d'automatiser les tests (pas besoin de karma ou test driver du coup je crois) et que jasmine a le mocking intégré ainsi qu'une extension pour les tests sur ExtJS<text:line-break/><text:line-break/><text:span text:style-name="T19">AUTOMATISATION DES TESTS</text:span> (je me demande si ce n'est pas le rôle de jenkins... ) : <text:line-break/>- <text:span text:style-name="T19">Karma</text:span><text:line-break/>- <text:span text:style-name="T19">TestDriver</text:span><text:line-break/>==&gt; Karma a l'air mieux documenté...<text:line-break/><text:line-break/><text:span text:style-name="T19">LIB DE MOCKS</text:span> : <text:line-break/>- <text:span text:style-name="T19">SinonJS</text:span><text:line-break/>- <text:span text:style-name="T19">mockito</text:span><text:line-break/><text:line-break/>En conclusion, les choix possibles sont :<text:line-break/><text:line-break/><text:span text:style-name="T19">Test unitaire / Test UI / Runner / Mock: </text:span><text:line-break/>qunit / CasperJS / qunit / SinonJS<text:line-break/>Jasmine / Casper / Karma / Jasmine<text:line-break/>Jasmine / Jasmine / Karma / Jasmine<text:line-break/>Mocha / Casper / Karma / Sinonjs<text:line-break/>Mocha / Casper / Karma / mockito<text:line-break/><text:line-break/>Les tests pourront être exécutés en ligne de commande dans phantomJS, qui permettra aussi l'intégration dans jenkins via l'export des résultats au format XML xunit.<text:line-break/><text:line-break/>J'ai fait les branches, créé l'arborescence, je suis en train d'écrire le squelette du code. J'essaie de t'envoyer le tout dans une semaine à peu près.<text:line-break/><text:line-break/>Cordialement,<text:line-break/>PE</text:p>
      <text:p text:style-name="Text_20_body">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Times New Roman', serif"/>
    <style:font-face style:name="Tahoma2" svg:font-family="Tahoma"/>
    <style:font-face style:name="Tahoma" svg:font-family="Tahoma, sans-serif"/>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27S</meta:editing-duration>
    <meta:editing-cycles>27</meta:editing-cycles>
    <meta:generator>LibreOffice/4.0.5.2$Windows_x86 LibreOffice_project/5464147a081647a250913f19c0715bca595af2f</meta:generator>
    <dc:date>2014-08-12T17:10:06.57</dc:date>
    <meta:document-statistic meta:table-count="0" meta:image-count="0" meta:object-count="0" meta:page-count="6" meta:paragraph-count="142" meta:word-count="1221" meta:character-count="7564" meta:non-whitespace-character-count="6435"/>
    <meta:user-defined meta:name="Info 1"/>
    <meta:user-defined meta:name="Info 2"/>
    <meta:user-defined meta:name="Info 3"/>
    <meta:user-defined meta:name="Info 4"/>
  </office:meta>
</office:document-meta>
</file>